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32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1" table:style-name="ta1">
        <table:shapes>
          <draw:frame draw:z-index="0" draw:style-name="gr1" draw:text-style-name="P1" svg:width="15.999cm" svg:height="8.999cm" svg:x="14.365cm" svg:y="4.564cm">
            <draw:object draw:notify-on-update-of-ranges="1_1.B111:1_1.C1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066cm" svg:height="10.401cm" svg:x="9.894cm" svg:y="0.334cm">
            <draw:object draw:notify-on-update-of-ranges="1_1.C45:1_1.C145 1_1.B45:1_1.B1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ATTRIBUTES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1:MatTau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2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3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4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5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6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COMMENT:;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SWITCH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MAPPINGS:0,0,0,2,1,4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TUP:RES4P <text:s/>07/01/2015 <text:s/>16:01: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E:07/01/20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:16:01:2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NDITIONS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SWEE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RT:</text:p>
          </table:table-cell>
          <table:table-cell office:value-type="float" office:value="-0.1" calcext:value-type="float">
            <text:p>-1,00E-0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OP:</text:p>
          </table:table-cell>
          <table:table-cell office:value-type="float" office:value="0.1" calcext:value-type="float">
            <text:p>1,00E-0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NTS:</text:p>
          </table:table-cell>
          <table:table-cell office:value-type="float" office:value="101" calcext:value-type="float">
            <text:p>1,01E+0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EP:</text:p>
          </table:table-cell>
          <table:table-cell office:value-type="float" office:value="0.002" calcext:value-type="float">
            <text:p>2,00E-00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: <text:s/>RES4P <text:s/>07/01/2015 <text:s/>16:01:2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office:value-type="float" office:value="-0.1" calcext:value-type="float">
            <text:p>-1,00E-001</text:p>
          </table:table-cell>
          <table:table-cell office:value-type="float" office:value="-0.08" calcext:value-type="float">
            <text:p>-8,00E-002</text:p>
          </table:table-cell>
          <table:table-cell office:value-type="float" office:value="-0.00058812" calcext:value-type="float">
            <text:p>-5,88E-004</text:p>
          </table:table-cell>
          <table:table-cell office:value-type="float" office:value="136.026661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98" calcext:value-type="float">
            <text:p>-9,80E-002</text:p>
          </table:table-cell>
          <table:table-cell office:value-type="float" office:value="-0.0784" calcext:value-type="float">
            <text:p>-7,84E-002</text:p>
          </table:table-cell>
          <table:table-cell office:value-type="float" office:value="-0.00057627" calcext:value-type="float">
            <text:p>-5,76E-004</text:p>
          </table:table-cell>
          <table:table-cell office:value-type="float" office:value="136.047339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96" calcext:value-type="float">
            <text:p>-9,60E-002</text:p>
          </table:table-cell>
          <table:table-cell office:value-type="float" office:value="-0.0772" calcext:value-type="float">
            <text:p>-7,72E-002</text:p>
          </table:table-cell>
          <table:table-cell office:value-type="float" office:value="-0.00056507" calcext:value-type="float">
            <text:p>-5,65E-004</text:p>
          </table:table-cell>
          <table:table-cell office:value-type="float" office:value="136.620242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-0.094" calcext:value-type="float">
            <text:p>-9,40E-002</text:p>
          </table:table-cell>
          <table:table-cell office:value-type="float" office:value="-0.0744" calcext:value-type="float">
            <text:p>-7,44E-002</text:p>
          </table:table-cell>
          <table:table-cell office:value-type="float" office:value="-0.00055297" calcext:value-type="float">
            <text:p>-5,53E-004</text:p>
          </table:table-cell>
          <table:table-cell office:value-type="float" office:value="134.546178" calcext:value-type="float">
            <text:p>1,35E+002</text:p>
          </table:table-cell>
          <table:table-cell table:number-columns-repeated="2"/>
        </table:table-row>
        <table:table-row table:style-name="ro2">
          <table:table-cell office:value-type="float" office:value="-0.092" calcext:value-type="float">
            <text:p>-9,20E-002</text:p>
          </table:table-cell>
          <table:table-cell office:value-type="float" office:value="-0.0736" calcext:value-type="float">
            <text:p>-7,36E-002</text:p>
          </table:table-cell>
          <table:table-cell office:value-type="float" office:value="-0.00054146" calcext:value-type="float">
            <text:p>-5,41E-004</text:p>
          </table:table-cell>
          <table:table-cell office:value-type="float" office:value="135.928785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9" calcext:value-type="float">
            <text:p>-9,00E-002</text:p>
          </table:table-cell>
          <table:table-cell office:value-type="float" office:value="-0.072" calcext:value-type="float">
            <text:p>-7,20E-002</text:p>
          </table:table-cell>
          <table:table-cell office:value-type="float" office:value="-0.0005294" calcext:value-type="float">
            <text:p>-5,29E-004</text:p>
          </table:table-cell>
          <table:table-cell office:value-type="float" office:value="136.003022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88" calcext:value-type="float">
            <text:p>-8,80E-002</text:p>
          </table:table-cell>
          <table:table-cell office:value-type="float" office:value="-0.0708" calcext:value-type="float">
            <text:p>-7,08E-002</text:p>
          </table:table-cell>
          <table:table-cell office:value-type="float" office:value="-0.00051809" calcext:value-type="float">
            <text:p>-5,18E-004</text:p>
          </table:table-cell>
          <table:table-cell office:value-type="float" office:value="136.655793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-0.086" calcext:value-type="float">
            <text:p>-8,60E-002</text:p>
          </table:table-cell>
          <table:table-cell office:value-type="float" office:value="-0.0692" calcext:value-type="float">
            <text:p>-6,92E-002</text:p>
          </table:table-cell>
          <table:table-cell office:value-type="float" office:value="-0.00050618" calcext:value-type="float">
            <text:p>-5,06E-004</text:p>
          </table:table-cell>
          <table:table-cell office:value-type="float" office:value="136.710261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-0.084" calcext:value-type="float">
            <text:p>-8,40E-002</text:p>
          </table:table-cell>
          <table:table-cell office:value-type="float" office:value="-0.0672" calcext:value-type="float">
            <text:p>-6,72E-002</text:p>
          </table:table-cell>
          <table:table-cell office:value-type="float" office:value="-0.00049483" calcext:value-type="float">
            <text:p>-4,95E-004</text:p>
          </table:table-cell>
          <table:table-cell office:value-type="float" office:value="135.804216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82" calcext:value-type="float">
            <text:p>-8,20E-002</text:p>
          </table:table-cell>
          <table:table-cell office:value-type="float" office:value="-0.0656" calcext:value-type="float">
            <text:p>-6,56E-002</text:p>
          </table:table-cell>
          <table:table-cell office:value-type="float" office:value="-0.00048236" calcext:value-type="float">
            <text:p>-4,82E-004</text:p>
          </table:table-cell>
          <table:table-cell office:value-type="float" office:value="135.99801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8" calcext:value-type="float">
            <text:p>-8,00E-002</text:p>
          </table:table-cell>
          <table:table-cell office:value-type="float" office:value="-0.064" calcext:value-type="float">
            <text:p>-6,40E-002</text:p>
          </table:table-cell>
          <table:table-cell office:value-type="float" office:value="-0.00047095" calcext:value-type="float">
            <text:p>-4,71E-004</text:p>
          </table:table-cell>
          <table:table-cell office:value-type="float" office:value="135.89553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78" calcext:value-type="float">
            <text:p>-7,80E-002</text:p>
          </table:table-cell>
          <table:table-cell office:value-type="float" office:value="-0.0628" calcext:value-type="float">
            <text:p>-6,28E-002</text:p>
          </table:table-cell>
          <table:table-cell office:value-type="float" office:value="-0.00045909" calcext:value-type="float">
            <text:p>-4,59E-004</text:p>
          </table:table-cell>
          <table:table-cell office:value-type="float" office:value="136.79235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-0.076" calcext:value-type="float">
            <text:p>-7,60E-002</text:p>
          </table:table-cell>
          <table:table-cell office:value-type="float" office:value="-0.0608" calcext:value-type="float">
            <text:p>-6,08E-002</text:p>
          </table:table-cell>
          <table:table-cell office:value-type="float" office:value="-0.00044756" calcext:value-type="float">
            <text:p>-4,48E-004</text:p>
          </table:table-cell>
          <table:table-cell office:value-type="float" office:value="135.847708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74" calcext:value-type="float">
            <text:p>-7,40E-002</text:p>
          </table:table-cell>
          <table:table-cell office:value-type="float" office:value="-0.0592" calcext:value-type="float">
            <text:p>-5,92E-002</text:p>
          </table:table-cell>
          <table:table-cell office:value-type="float" office:value="-0.00043589" calcext:value-type="float">
            <text:p>-4,36E-004</text:p>
          </table:table-cell>
          <table:table-cell office:value-type="float" office:value="135.814082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72" calcext:value-type="float">
            <text:p>-7,20E-002</text:p>
          </table:table-cell>
          <table:table-cell office:value-type="float" office:value="-0.0576" calcext:value-type="float">
            <text:p>-5,76E-002</text:p>
          </table:table-cell>
          <table:table-cell office:value-type="float" office:value="-0.00042378" calcext:value-type="float">
            <text:p>-4,24E-004</text:p>
          </table:table-cell>
          <table:table-cell office:value-type="float" office:value="135.919581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7" calcext:value-type="float">
            <text:p>-7,00E-002</text:p>
          </table:table-cell>
          <table:table-cell office:value-type="float" office:value="-0.0564" calcext:value-type="float">
            <text:p>-5,64E-002</text:p>
          </table:table-cell>
          <table:table-cell office:value-type="float" office:value="-0.00041229" calcext:value-type="float">
            <text:p>-4,12E-004</text:p>
          </table:table-cell>
          <table:table-cell office:value-type="float" office:value="136.796915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-0.068" calcext:value-type="float">
            <text:p>-6,80E-002</text:p>
          </table:table-cell>
          <table:table-cell office:value-type="float" office:value="-0.0548" calcext:value-type="float">
            <text:p>-5,48E-002</text:p>
          </table:table-cell>
          <table:table-cell office:value-type="float" office:value="-0.00040035" calcext:value-type="float">
            <text:p>-4,00E-004</text:p>
          </table:table-cell>
          <table:table-cell office:value-type="float" office:value="136.88023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-0.066" calcext:value-type="float">
            <text:p>-6,60E-002</text:p>
          </table:table-cell>
          <table:table-cell office:value-type="float" office:value="-0.0528" calcext:value-type="float">
            <text:p>-5,28E-002</text:p>
          </table:table-cell>
          <table:table-cell office:value-type="float" office:value="-0.00038912" calcext:value-type="float">
            <text:p>-3,89E-004</text:p>
          </table:table-cell>
          <table:table-cell office:value-type="float" office:value="135.690789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64" calcext:value-type="float">
            <text:p>-6,40E-002</text:p>
          </table:table-cell>
          <table:table-cell office:value-type="float" office:value="-0.0512" calcext:value-type="float">
            <text:p>-5,12E-002</text:p>
          </table:table-cell>
          <table:table-cell office:value-type="float" office:value="-0.00037701" calcext:value-type="float">
            <text:p>-3,77E-004</text:p>
          </table:table-cell>
          <table:table-cell office:value-type="float" office:value="135.805416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62" calcext:value-type="float">
            <text:p>-6,20E-002</text:p>
          </table:table-cell>
          <table:table-cell office:value-type="float" office:value="-0.0492" calcext:value-type="float">
            <text:p>-4,92E-002</text:p>
          </table:table-cell>
          <table:table-cell office:value-type="float" office:value="-0.00036535" calcext:value-type="float">
            <text:p>-3,65E-004</text:p>
          </table:table-cell>
          <table:table-cell office:value-type="float" office:value="134.665389" calcext:value-type="float">
            <text:p>1,35E+002</text:p>
          </table:table-cell>
          <table:table-cell table:number-columns-repeated="2"/>
        </table:table-row>
        <table:table-row table:style-name="ro2">
          <table:table-cell office:value-type="float" office:value="-0.06" calcext:value-type="float">
            <text:p>-6,00E-002</text:p>
          </table:table-cell>
          <table:table-cell office:value-type="float" office:value="-0.048" calcext:value-type="float">
            <text:p>-4,80E-002</text:p>
          </table:table-cell>
          <table:table-cell office:value-type="float" office:value="-0.00035328" calcext:value-type="float">
            <text:p>-3,53E-004</text:p>
          </table:table-cell>
          <table:table-cell office:value-type="float" office:value="135.869565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58" calcext:value-type="float">
            <text:p>-5,80E-002</text:p>
          </table:table-cell>
          <table:table-cell office:value-type="float" office:value="-0.0456" calcext:value-type="float">
            <text:p>-4,56E-002</text:p>
          </table:table-cell>
          <table:table-cell office:value-type="float" office:value="-0.00034212" calcext:value-type="float">
            <text:p>-3,42E-004</text:p>
          </table:table-cell>
          <table:table-cell office:value-type="float" office:value="133.286566" calcext:value-type="float">
            <text:p>1,33E+002</text:p>
          </table:table-cell>
          <table:table-cell table:number-columns-repeated="2"/>
        </table:table-row>
        <table:table-row table:style-name="ro2">
          <table:table-cell office:value-type="float" office:value="-0.056" calcext:value-type="float">
            <text:p>-5,60E-002</text:p>
          </table:table-cell>
          <table:table-cell office:value-type="float" office:value="-0.0448" calcext:value-type="float">
            <text:p>-4,48E-002</text:p>
          </table:table-cell>
          <table:table-cell office:value-type="float" office:value="-0.00033011" calcext:value-type="float">
            <text:p>-3,30E-004</text:p>
          </table:table-cell>
          <table:table-cell office:value-type="float" office:value="135.712338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54" calcext:value-type="float">
            <text:p>-5,40E-002</text:p>
          </table:table-cell>
          <table:table-cell office:value-type="float" office:value="-0.0428" calcext:value-type="float">
            <text:p>-4,28E-002</text:p>
          </table:table-cell>
          <table:table-cell office:value-type="float" office:value="-0.00031876" calcext:value-type="float">
            <text:p>-3,19E-004</text:p>
          </table:table-cell>
          <table:table-cell office:value-type="float" office:value="134.270297" calcext:value-type="float">
            <text:p>1,34E+002</text:p>
          </table:table-cell>
          <table:table-cell table:number-columns-repeated="2"/>
        </table:table-row>
        <table:table-row table:style-name="ro2">
          <table:table-cell office:value-type="float" office:value="-0.052" calcext:value-type="float">
            <text:p>-5,20E-002</text:p>
          </table:table-cell>
          <table:table-cell office:value-type="float" office:value="-0.0416" calcext:value-type="float">
            <text:p>-4,16E-002</text:p>
          </table:table-cell>
          <table:table-cell office:value-type="float" office:value="-0.00030645" calcext:value-type="float">
            <text:p>-3,06E-004</text:p>
          </table:table-cell>
          <table:table-cell office:value-type="float" office:value="135.748083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5" calcext:value-type="float">
            <text:p>-5,00E-002</text:p>
          </table:table-cell>
          <table:table-cell office:value-type="float" office:value="-0.0404" calcext:value-type="float">
            <text:p>-4,04E-002</text:p>
          </table:table-cell>
          <table:table-cell office:value-type="float" office:value="-0.0002949" calcext:value-type="float">
            <text:p>-2,95E-004</text:p>
          </table:table-cell>
          <table:table-cell office:value-type="float" office:value="136.995592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-0.048" calcext:value-type="float">
            <text:p>-4,80E-002</text:p>
          </table:table-cell>
          <table:table-cell office:value-type="float" office:value="-0.038" calcext:value-type="float">
            <text:p>-3,80E-002</text:p>
          </table:table-cell>
          <table:table-cell office:value-type="float" office:value="-0.00028326" calcext:value-type="float">
            <text:p>-2,83E-004</text:p>
          </table:table-cell>
          <table:table-cell office:value-type="float" office:value="134.152369" calcext:value-type="float">
            <text:p>1,34E+002</text:p>
          </table:table-cell>
          <table:table-cell table:number-columns-repeated="2"/>
        </table:table-row>
        <table:table-row table:style-name="ro2">
          <table:table-cell office:value-type="float" office:value="-0.046" calcext:value-type="float">
            <text:p>-4,60E-002</text:p>
          </table:table-cell>
          <table:table-cell office:value-type="float" office:value="-0.0372" calcext:value-type="float">
            <text:p>-3,72E-002</text:p>
          </table:table-cell>
          <table:table-cell office:value-type="float" office:value="-0.00027148" calcext:value-type="float">
            <text:p>-2,71E-004</text:p>
          </table:table-cell>
          <table:table-cell office:value-type="float" office:value="137.026669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-0.044" calcext:value-type="float">
            <text:p>-4,40E-002</text:p>
          </table:table-cell>
          <table:table-cell office:value-type="float" office:value="-0.0348" calcext:value-type="float">
            <text:p>-3,48E-002</text:p>
          </table:table-cell>
          <table:table-cell office:value-type="float" office:value="-0.00026009" calcext:value-type="float">
            <text:p>-2,60E-004</text:p>
          </table:table-cell>
          <table:table-cell office:value-type="float" office:value="133.799839" calcext:value-type="float">
            <text:p>1,34E+002</text:p>
          </table:table-cell>
          <table:table-cell table:number-columns-repeated="2"/>
        </table:table-row>
        <table:table-row table:style-name="ro2">
          <table:table-cell office:value-type="float" office:value="-0.042" calcext:value-type="float">
            <text:p>-4,20E-002</text:p>
          </table:table-cell>
          <table:table-cell office:value-type="float" office:value="-0.0336" calcext:value-type="float">
            <text:p>-3,36E-002</text:p>
          </table:table-cell>
          <table:table-cell office:value-type="float" office:value="-0.0002477" calcext:value-type="float">
            <text:p>-2,48E-004</text:p>
          </table:table-cell>
          <table:table-cell office:value-type="float" office:value="135.647961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4" calcext:value-type="float">
            <text:p>-4,00E-002</text:p>
          </table:table-cell>
          <table:table-cell office:value-type="float" office:value="-0.0312" calcext:value-type="float">
            <text:p>-3,12E-002</text:p>
          </table:table-cell>
          <table:table-cell office:value-type="float" office:value="-0.00023643" calcext:value-type="float">
            <text:p>-2,36E-004</text:p>
          </table:table-cell>
          <table:table-cell office:value-type="float" office:value="131.962949" calcext:value-type="float">
            <text:p>1,32E+002</text:p>
          </table:table-cell>
          <table:table-cell table:number-columns-repeated="2"/>
        </table:table-row>
        <table:table-row table:style-name="ro2">
          <table:table-cell office:value-type="float" office:value="-0.038" calcext:value-type="float">
            <text:p>-3,80E-002</text:p>
          </table:table-cell>
          <table:table-cell office:value-type="float" office:value="-0.0304" calcext:value-type="float">
            <text:p>-3,04E-002</text:p>
          </table:table-cell>
          <table:table-cell office:value-type="float" office:value="-0.00022433" calcext:value-type="float">
            <text:p>-2,24E-004</text:p>
          </table:table-cell>
          <table:table-cell office:value-type="float" office:value="135.514644" calcext:value-type="float">
            <text:p>1,36E+002</text:p>
          </table:table-cell>
          <table:table-cell table:number-columns-repeated="2"/>
        </table:table-row>
        <table:table-row table:style-name="ro2">
          <table:table-cell office:value-type="float" office:value="-0.036" calcext:value-type="float">
            <text:p>-3,60E-002</text:p>
          </table:table-cell>
          <table:table-cell office:value-type="float" office:value="-0.0288" calcext:value-type="float">
            <text:p>-2,88E-002</text:p>
          </table:table-cell>
          <table:table-cell office:value-type="float" office:value="-0.00021315" calcext:value-type="float">
            <text:p>-2,13E-004</text:p>
          </table:table-cell>
          <table:table-cell office:value-type="float" office:value="135.116115" calcext:value-type="float">
            <text:p>1,35E+002</text:p>
          </table:table-cell>
          <table:table-cell table:number-columns-repeated="2"/>
        </table:table-row>
        <table:table-row table:style-name="ro2">
          <table:table-cell office:value-type="float" office:value="-0.034" calcext:value-type="float">
            <text:p>-3,40E-002</text:p>
          </table:table-cell>
          <table:table-cell office:value-type="float" office:value="-0.0268" calcext:value-type="float">
            <text:p>-2,68E-002</text:p>
          </table:table-cell>
          <table:table-cell office:value-type="float" office:value="-0.00020102" calcext:value-type="float">
            <text:p>-2,01E-004</text:p>
          </table:table-cell>
          <table:table-cell office:value-type="float" office:value="133.320068" calcext:value-type="float">
            <text:p>1,33E+002</text:p>
          </table:table-cell>
          <table:table-cell table:number-columns-repeated="2"/>
        </table:table-row>
        <table:table-row table:style-name="ro2">
          <table:table-cell office:value-type="float" office:value="-0.032" calcext:value-type="float">
            <text:p>-3,20E-002</text:p>
          </table:table-cell>
          <table:table-cell office:value-type="float" office:value="-0.0256" calcext:value-type="float">
            <text:p>-2,56E-002</text:p>
          </table:table-cell>
          <table:table-cell office:value-type="float" office:value="-0.00018942" calcext:value-type="float">
            <text:p>-1,89E-004</text:p>
          </table:table-cell>
          <table:table-cell office:value-type="float" office:value="135.149403" calcext:value-type="float">
            <text:p>1,35E+002</text:p>
          </table:table-cell>
          <table:table-cell table:number-columns-repeated="2"/>
        </table:table-row>
        <table:table-row table:style-name="ro2">
          <table:table-cell office:value-type="float" office:value="-0.03" calcext:value-type="float">
            <text:p>-3,00E-002</text:p>
          </table:table-cell>
          <table:table-cell office:value-type="float" office:value="-0.0244" calcext:value-type="float">
            <text:p>-2,44E-002</text:p>
          </table:table-cell>
          <table:table-cell office:value-type="float" office:value="-0.00017741" calcext:value-type="float">
            <text:p>-1,77E-004</text:p>
          </table:table-cell>
          <table:table-cell office:value-type="float" office:value="137.534525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-0.028" calcext:value-type="float">
            <text:p>-2,80E-002</text:p>
          </table:table-cell>
          <table:table-cell office:value-type="float" office:value="-0.0216" calcext:value-type="float">
            <text:p>-2,16E-002</text:p>
          </table:table-cell>
          <table:table-cell office:value-type="float" office:value="-0.00016594" calcext:value-type="float">
            <text:p>-1,66E-004</text:p>
          </table:table-cell>
          <table:table-cell office:value-type="float" office:value="130.16753" calcext:value-type="float">
            <text:p>1,30E+002</text:p>
          </table:table-cell>
          <table:table-cell table:number-columns-repeated="2"/>
        </table:table-row>
        <table:table-row table:style-name="ro2">
          <table:table-cell office:value-type="float" office:value="-0.026" calcext:value-type="float">
            <text:p>-2,60E-002</text:p>
          </table:table-cell>
          <table:table-cell office:value-type="float" office:value="-0.0208" calcext:value-type="float">
            <text:p>-2,08E-002</text:p>
          </table:table-cell>
          <table:table-cell office:value-type="float" office:value="-0.00015423" calcext:value-type="float">
            <text:p>-1,54E-004</text:p>
          </table:table-cell>
          <table:table-cell office:value-type="float" office:value="134.863516" calcext:value-type="float">
            <text:p>1,35E+002</text:p>
          </table:table-cell>
          <table:table-cell table:number-columns-repeated="2"/>
        </table:table-row>
        <table:table-row table:style-name="ro2">
          <table:table-cell office:value-type="float" office:value="-0.024" calcext:value-type="float">
            <text:p>-2,40E-002</text:p>
          </table:table-cell>
          <table:table-cell office:value-type="float" office:value="-0.0192" calcext:value-type="float">
            <text:p>-1,92E-002</text:p>
          </table:table-cell>
          <table:table-cell office:value-type="float" office:value="-0.00014256" calcext:value-type="float">
            <text:p>-1,43E-004</text:p>
          </table:table-cell>
          <table:table-cell office:value-type="float" office:value="134.680135" calcext:value-type="float">
            <text:p>1,35E+002</text:p>
          </table:table-cell>
          <table:table-cell table:number-columns-repeated="2"/>
        </table:table-row>
        <table:table-row table:style-name="ro2">
          <table:table-cell office:value-type="float" office:value="-0.022" calcext:value-type="float">
            <text:p>-2,20E-002</text:p>
          </table:table-cell>
          <table:table-cell office:value-type="float" office:value="-0.0172" calcext:value-type="float">
            <text:p>-1,72E-002</text:p>
          </table:table-cell>
          <table:table-cell office:value-type="float" office:value="-0.0001306" calcext:value-type="float">
            <text:p>-1,31E-004</text:p>
          </table:table-cell>
          <table:table-cell office:value-type="float" office:value="131.699847" calcext:value-type="float">
            <text:p>1,32E+002</text:p>
          </table:table-cell>
          <table:table-cell table:number-columns-repeated="2"/>
        </table:table-row>
        <table:table-row table:style-name="ro2">
          <table:table-cell office:value-type="float" office:value="-0.02" calcext:value-type="float">
            <text:p>-2,00E-002</text:p>
          </table:table-cell>
          <table:table-cell office:value-type="float" office:value="-0.0164" calcext:value-type="float">
            <text:p>-1,64E-002</text:p>
          </table:table-cell>
          <table:table-cell office:value-type="float" office:value="-0.00011877" calcext:value-type="float">
            <text:p>-1,19E-004</text:p>
          </table:table-cell>
          <table:table-cell office:value-type="float" office:value="138.082007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-0.018" calcext:value-type="float">
            <text:p>-1,80E-002</text:p>
          </table:table-cell>
          <table:table-cell office:value-type="float" office:value="-0.0144" calcext:value-type="float">
            <text:p>-1,44E-002</text:p>
          </table:table-cell>
          <table:table-cell office:value-type="float" office:value="-0.00010738" calcext:value-type="float">
            <text:p>-1,07E-004</text:p>
          </table:table-cell>
          <table:table-cell office:value-type="float" office:value="134.103185" calcext:value-type="float">
            <text:p>1,34E+002</text:p>
          </table:table-cell>
          <table:table-cell table:number-columns-repeated="2"/>
        </table:table-row>
        <table:table-row table:style-name="ro2">
          <table:table-cell office:value-type="float" office:value="-0.016" calcext:value-type="float">
            <text:p>-1,60E-002</text:p>
          </table:table-cell>
          <table:table-cell office:value-type="float" office:value="-0.012" calcext:value-type="float">
            <text:p>-1,20E-002</text:p>
          </table:table-cell>
          <table:table-cell office:value-type="float" office:value="-0.000095899" calcext:value-type="float">
            <text:p>-9,59E-005</text:p>
          </table:table-cell>
          <table:table-cell office:value-type="float" office:value="125.131649" calcext:value-type="float">
            <text:p>1,25E+002</text:p>
          </table:table-cell>
          <table:table-cell table:number-columns-repeated="2"/>
        </table:table-row>
        <table:table-row table:style-name="ro2">
          <table:table-cell office:value-type="float" office:value="-0.014" calcext:value-type="float">
            <text:p>-1,40E-002</text:p>
          </table:table-cell>
          <table:table-cell office:value-type="float" office:value="-0.0112" calcext:value-type="float">
            <text:p>-1,12E-002</text:p>
          </table:table-cell>
          <table:table-cell office:value-type="float" office:value="-0.000084045" calcext:value-type="float">
            <text:p>-8,40E-005</text:p>
          </table:table-cell>
          <table:table-cell office:value-type="float" office:value="133.261943" calcext:value-type="float">
            <text:p>1,33E+002</text:p>
          </table:table-cell>
          <table:table-cell table:number-columns-repeated="2"/>
        </table:table-row>
        <table:table-row table:style-name="ro2">
          <table:table-cell office:value-type="float" office:value="-0.012" calcext:value-type="float">
            <text:p>-1,20E-002</text:p>
          </table:table-cell>
          <table:table-cell office:value-type="float" office:value="-0.0088" calcext:value-type="float">
            <text:p>-8,80E-003</text:p>
          </table:table-cell>
          <table:table-cell office:value-type="float" office:value="-0.000071952" calcext:value-type="float">
            <text:p>-7,20E-005</text:p>
          </table:table-cell>
          <table:table-cell office:value-type="float" office:value="122.303758" calcext:value-type="float">
            <text:p>1,22E+002</text:p>
          </table:table-cell>
          <table:table-cell table:number-columns-repeated="2"/>
        </table:table-row>
        <table:table-row table:style-name="ro2">
          <table:table-cell office:value-type="float" office:value="-0.01" calcext:value-type="float">
            <text:p>-1,00E-002</text:p>
          </table:table-cell>
          <table:table-cell office:value-type="float" office:value="-0.0076" calcext:value-type="float">
            <text:p>-7,60E-003</text:p>
          </table:table-cell>
          <table:table-cell office:value-type="float" office:value="-0.000060466" calcext:value-type="float">
            <text:p>-6,05E-005</text:p>
          </table:table-cell>
          <table:table-cell office:value-type="float" office:value="125.690471" calcext:value-type="float">
            <text:p>1,26E+002</text:p>
          </table:table-cell>
          <table:table-cell table:number-columns-repeated="2"/>
        </table:table-row>
        <table:table-row table:style-name="ro2">
          <table:table-cell office:value-type="float" office:value="-0.008" calcext:value-type="float">
            <text:p>-8,00E-003</text:p>
          </table:table-cell>
          <table:table-cell office:value-type="float" office:value="-0.006" calcext:value-type="float">
            <text:p>-6,00E-003</text:p>
          </table:table-cell>
          <table:table-cell office:value-type="float" office:value="-0.000048517" calcext:value-type="float">
            <text:p>-4,85E-005</text:p>
          </table:table-cell>
          <table:table-cell office:value-type="float" office:value="123.667993" calcext:value-type="float">
            <text:p>1,24E+002</text:p>
          </table:table-cell>
          <table:table-cell table:number-columns-repeated="2"/>
        </table:table-row>
        <table:table-row table:style-name="ro2">
          <table:table-cell office:value-type="float" office:value="-0.006" calcext:value-type="float">
            <text:p>-6,00E-003</text:p>
          </table:table-cell>
          <table:table-cell office:value-type="float" office:value="-0.0048" calcext:value-type="float">
            <text:p>-4,80E-003</text:p>
          </table:table-cell>
          <table:table-cell office:value-type="float" office:value="-0.000037226" calcext:value-type="float">
            <text:p>-3,72E-005</text:p>
          </table:table-cell>
          <table:table-cell office:value-type="float" office:value="128.942137" calcext:value-type="float">
            <text:p>1,29E+002</text:p>
          </table:table-cell>
          <table:table-cell table:number-columns-repeated="2"/>
        </table:table-row>
        <table:table-row table:style-name="ro2">
          <table:table-cell office:value-type="float" office:value="-0.004" calcext:value-type="float">
            <text:p>-4,00E-003</text:p>
          </table:table-cell>
          <table:table-cell office:value-type="float" office:value="-0.0028" calcext:value-type="float">
            <text:p>-2,80E-003</text:p>
          </table:table-cell>
          <table:table-cell office:value-type="float" office:value="-0.000025175" calcext:value-type="float">
            <text:p>-2,52E-005</text:p>
          </table:table-cell>
          <table:table-cell office:value-type="float" office:value="111.22145" calcext:value-type="float">
            <text:p>1,11E+002</text:p>
          </table:table-cell>
          <table:table-cell table:number-columns-repeated="2"/>
        </table:table-row>
        <table:table-row table:style-name="ro2">
          <table:table-cell office:value-type="float" office:value="-0.002" calcext:value-type="float">
            <text:p>-2,00E-003</text:p>
          </table:table-cell>
          <table:table-cell office:value-type="float" office:value="-0.0012" calcext:value-type="float">
            <text:p>-1,20E-003</text:p>
          </table:table-cell>
          <table:table-cell office:value-type="float" office:value="-0.000013464" calcext:value-type="float">
            <text:p>-1,35E-005</text:p>
          </table:table-cell>
          <table:table-cell office:value-type="float" office:value="89.1265597" calcext:value-type="float">
            <text:p>8,91E+001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,00E+000</text:p>
          </table:table-cell>
          <table:table-cell office:value-type="float" office:value="0.0008" calcext:value-type="float">
            <text:p>8,00E-004</text:p>
          </table:table-cell>
          <table:table-cell office:value-type="float" office:value="-0.0000016212" calcext:value-type="float">
            <text:p>-1,62E-006</text:p>
          </table:table-cell>
          <table:table-cell office:value-type="float" office:value="-493.461633" calcext:value-type="float">
            <text:p>-4,93E+002</text:p>
          </table:table-cell>
          <table:table-cell table:number-columns-repeated="2"/>
        </table:table-row>
        <table:table-row table:style-name="ro2">
          <table:table-cell office:value-type="float" office:value="0.002" calcext:value-type="float">
            <text:p>2,00E-003</text:p>
          </table:table-cell>
          <table:table-cell office:value-type="float" office:value="0.0012" calcext:value-type="float">
            <text:p>1,20E-003</text:p>
          </table:table-cell>
          <table:table-cell office:value-type="float" office:value="0.0000101174" calcext:value-type="float">
            <text:p>1,01E-005</text:p>
          </table:table-cell>
          <table:table-cell office:value-type="float" office:value="118.607547" calcext:value-type="float">
            <text:p>1,19E+002</text:p>
          </table:table-cell>
          <table:table-cell table:number-columns-repeated="2"/>
        </table:table-row>
        <table:table-row table:style-name="ro2">
          <table:table-cell office:value-type="float" office:value="0.004" calcext:value-type="float">
            <text:p>4,00E-003</text:p>
          </table:table-cell>
          <table:table-cell office:value-type="float" office:value="0.0036" calcext:value-type="float">
            <text:p>3,60E-003</text:p>
          </table:table-cell>
          <table:table-cell office:value-type="float" office:value="0.000022469" calcext:value-type="float">
            <text:p>2,25E-005</text:p>
          </table:table-cell>
          <table:table-cell office:value-type="float" office:value="160.220749" calcext:value-type="float">
            <text:p>1,60E+002</text:p>
          </table:table-cell>
          <table:table-cell table:number-columns-repeated="2"/>
        </table:table-row>
        <table:table-row table:style-name="ro2">
          <table:table-cell office:value-type="float" office:value="0.006" calcext:value-type="float">
            <text:p>6,00E-003</text:p>
          </table:table-cell>
          <table:table-cell office:value-type="float" office:value="0.0048" calcext:value-type="float">
            <text:p>4,80E-003</text:p>
          </table:table-cell>
          <table:table-cell office:value-type="float" office:value="0.000033628" calcext:value-type="float">
            <text:p>3,36E-005</text:p>
          </table:table-cell>
          <table:table-cell office:value-type="float" office:value="142.738194" calcext:value-type="float">
            <text:p>1,43E+002</text:p>
          </table:table-cell>
          <table:table-cell table:number-columns-repeated="2"/>
        </table:table-row>
        <table:table-row table:style-name="ro2">
          <table:table-cell office:value-type="float" office:value="0.008" calcext:value-type="float">
            <text:p>8,00E-003</text:p>
          </table:table-cell>
          <table:table-cell office:value-type="float" office:value="0.0068" calcext:value-type="float">
            <text:p>6,80E-003</text:p>
          </table:table-cell>
          <table:table-cell office:value-type="float" office:value="0.000045495" calcext:value-type="float">
            <text:p>4,55E-005</text:p>
          </table:table-cell>
          <table:table-cell office:value-type="float" office:value="149.466974" calcext:value-type="float">
            <text:p>1,49E+002</text:p>
          </table:table-cell>
          <table:table-cell table:number-columns-repeated="2"/>
        </table:table-row>
        <table:table-row table:style-name="ro2">
          <table:table-cell office:value-type="float" office:value="0.01" calcext:value-type="float">
            <text:p>1,00E-002</text:p>
          </table:table-cell>
          <table:table-cell office:value-type="float" office:value="0.0084" calcext:value-type="float">
            <text:p>8,40E-003</text:p>
          </table:table-cell>
          <table:table-cell office:value-type="float" office:value="0.000057123" calcext:value-type="float">
            <text:p>5,71E-005</text:p>
          </table:table-cell>
          <table:table-cell office:value-type="float" office:value="147.0511" calcext:value-type="float">
            <text:p>1,47E+002</text:p>
          </table:table-cell>
          <table:table-cell table:number-columns-repeated="2"/>
        </table:table-row>
        <table:table-row table:style-name="ro2">
          <table:table-cell office:value-type="float" office:value="0.012" calcext:value-type="float">
            <text:p>1,20E-002</text:p>
          </table:table-cell>
          <table:table-cell office:value-type="float" office:value="0.0104" calcext:value-type="float">
            <text:p>1,04E-002</text:p>
          </table:table-cell>
          <table:table-cell office:value-type="float" office:value="0.0000687" calcext:value-type="float">
            <text:p>6,87E-005</text:p>
          </table:table-cell>
          <table:table-cell office:value-type="float" office:value="151.382824" calcext:value-type="float">
            <text:p>1,51E+002</text:p>
          </table:table-cell>
          <table:table-cell table:number-columns-repeated="2"/>
        </table:table-row>
        <table:table-row table:style-name="ro2">
          <table:table-cell office:value-type="float" office:value="0.014" calcext:value-type="float">
            <text:p>1,40E-002</text:p>
          </table:table-cell>
          <table:table-cell office:value-type="float" office:value="0.0116" calcext:value-type="float">
            <text:p>1,16E-002</text:p>
          </table:table-cell>
          <table:table-cell office:value-type="float" office:value="0.000080969" calcext:value-type="float">
            <text:p>8,10E-005</text:p>
          </table:table-cell>
          <table:table-cell office:value-type="float" office:value="143.264706" calcext:value-type="float">
            <text:p>1,43E+002</text:p>
          </table:table-cell>
          <table:table-cell table:number-columns-repeated="2"/>
        </table:table-row>
        <table:table-row table:style-name="ro2">
          <table:table-cell office:value-type="float" office:value="0.016" calcext:value-type="float">
            <text:p>1,60E-002</text:p>
          </table:table-cell>
          <table:table-cell office:value-type="float" office:value="0.0132" calcext:value-type="float">
            <text:p>1,32E-002</text:p>
          </table:table-cell>
          <table:table-cell office:value-type="float" office:value="0.000092317" calcext:value-type="float">
            <text:p>9,23E-005</text:p>
          </table:table-cell>
          <table:table-cell office:value-type="float" office:value="142.985582" calcext:value-type="float">
            <text:p>1,43E+002</text:p>
          </table:table-cell>
          <table:table-cell table:number-columns-repeated="2"/>
        </table:table-row>
        <table:table-row table:style-name="ro2">
          <table:table-cell office:value-type="float" office:value="0.018" calcext:value-type="float">
            <text:p>1,80E-002</text:p>
          </table:table-cell>
          <table:table-cell office:value-type="float" office:value="0.0144" calcext:value-type="float">
            <text:p>1,44E-002</text:p>
          </table:table-cell>
          <table:table-cell office:value-type="float" office:value="0.000104253" calcext:value-type="float">
            <text:p>1,04E-004</text:p>
          </table:table-cell>
          <table:table-cell office:value-type="float" office:value="138.125522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2" calcext:value-type="float">
            <text:p>2,00E-002</text:p>
          </table:table-cell>
          <table:table-cell office:value-type="float" office:value="0.0168" calcext:value-type="float">
            <text:p>1,68E-002</text:p>
          </table:table-cell>
          <table:table-cell office:value-type="float" office:value="0.00011587" calcext:value-type="float">
            <text:p>1,16E-004</text:p>
          </table:table-cell>
          <table:table-cell office:value-type="float" office:value="144.990075" calcext:value-type="float">
            <text:p>1,45E+002</text:p>
          </table:table-cell>
          <table:table-cell table:number-columns-repeated="2"/>
        </table:table-row>
        <table:table-row table:style-name="ro2">
          <table:table-cell office:value-type="float" office:value="0.022" calcext:value-type="float">
            <text:p>2,20E-002</text:p>
          </table:table-cell>
          <table:table-cell office:value-type="float" office:value="0.0176" calcext:value-type="float">
            <text:p>1,76E-002</text:p>
          </table:table-cell>
          <table:table-cell office:value-type="float" office:value="0.00012712" calcext:value-type="float">
            <text:p>1,27E-004</text:p>
          </table:table-cell>
          <table:table-cell office:value-type="float" office:value="138.451857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24" calcext:value-type="float">
            <text:p>2,40E-002</text:p>
          </table:table-cell>
          <table:table-cell office:value-type="float" office:value="0.02" calcext:value-type="float">
            <text:p>2,00E-002</text:p>
          </table:table-cell>
          <table:table-cell office:value-type="float" office:value="0.0001394" calcext:value-type="float">
            <text:p>1,39E-004</text:p>
          </table:table-cell>
          <table:table-cell office:value-type="float" office:value="143.472023" calcext:value-type="float">
            <text:p>1,43E+002</text:p>
          </table:table-cell>
          <table:table-cell table:number-columns-repeated="2"/>
        </table:table-row>
        <table:table-row table:style-name="ro2">
          <table:table-cell office:value-type="float" office:value="0.026" calcext:value-type="float">
            <text:p>2,60E-002</text:p>
          </table:table-cell>
          <table:table-cell office:value-type="float" office:value="0.0212" calcext:value-type="float">
            <text:p>2,12E-002</text:p>
          </table:table-cell>
          <table:table-cell office:value-type="float" office:value="0.00015105" calcext:value-type="float">
            <text:p>1,51E-004</text:p>
          </table:table-cell>
          <table:table-cell office:value-type="float" office:value="140.350877" calcext:value-type="float">
            <text:p>1,40E+002</text:p>
          </table:table-cell>
          <table:table-cell table:number-columns-repeated="2"/>
        </table:table-row>
        <table:table-row table:style-name="ro2">
          <table:table-cell office:value-type="float" office:value="0.028" calcext:value-type="float">
            <text:p>2,80E-002</text:p>
          </table:table-cell>
          <table:table-cell office:value-type="float" office:value="0.0232" calcext:value-type="float">
            <text:p>2,32E-002</text:p>
          </table:table-cell>
          <table:table-cell office:value-type="float" office:value="0.00016255" calcext:value-type="float">
            <text:p>1,63E-004</text:p>
          </table:table-cell>
          <table:table-cell office:value-type="float" office:value="142.725315" calcext:value-type="float">
            <text:p>1,43E+002</text:p>
          </table:table-cell>
          <table:table-cell table:number-columns-repeated="2"/>
        </table:table-row>
        <table:table-row table:style-name="ro2">
          <table:table-cell office:value-type="float" office:value="0.03" calcext:value-type="float">
            <text:p>3,00E-002</text:p>
          </table:table-cell>
          <table:table-cell office:value-type="float" office:value="0.0244" calcext:value-type="float">
            <text:p>2,44E-002</text:p>
          </table:table-cell>
          <table:table-cell office:value-type="float" office:value="0.00017435" calcext:value-type="float">
            <text:p>1,74E-004</text:p>
          </table:table-cell>
          <table:table-cell office:value-type="float" office:value="139.94838" calcext:value-type="float">
            <text:p>1,40E+002</text:p>
          </table:table-cell>
          <table:table-cell table:number-columns-repeated="2"/>
        </table:table-row>
        <table:table-row table:style-name="ro2">
          <table:table-cell office:value-type="float" office:value="0.032" calcext:value-type="float">
            <text:p>3,20E-002</text:p>
          </table:table-cell>
          <table:table-cell office:value-type="float" office:value="0.026" calcext:value-type="float">
            <text:p>2,60E-002</text:p>
          </table:table-cell>
          <table:table-cell office:value-type="float" office:value="0.00018587" calcext:value-type="float">
            <text:p>1,86E-004</text:p>
          </table:table-cell>
          <table:table-cell office:value-type="float" office:value="139.882714" calcext:value-type="float">
            <text:p>1,40E+002</text:p>
          </table:table-cell>
          <table:table-cell table:number-columns-repeated="2"/>
        </table:table-row>
        <table:table-row table:style-name="ro2">
          <table:table-cell office:value-type="float" office:value="0.034" calcext:value-type="float">
            <text:p>3,40E-002</text:p>
          </table:table-cell>
          <table:table-cell office:value-type="float" office:value="0.028" calcext:value-type="float">
            <text:p>2,80E-002</text:p>
          </table:table-cell>
          <table:table-cell office:value-type="float" office:value="0.0001982" calcext:value-type="float">
            <text:p>1,98E-004</text:p>
          </table:table-cell>
          <table:table-cell office:value-type="float" office:value="141.271443" calcext:value-type="float">
            <text:p>1,41E+002</text:p>
          </table:table-cell>
          <table:table-cell table:number-columns-repeated="2"/>
        </table:table-row>
        <table:table-row table:style-name="ro2">
          <table:table-cell office:value-type="float" office:value="0.036" calcext:value-type="float">
            <text:p>3,60E-002</text:p>
          </table:table-cell>
          <table:table-cell office:value-type="float" office:value="0.0288" calcext:value-type="float">
            <text:p>2,88E-002</text:p>
          </table:table-cell>
          <table:table-cell office:value-type="float" office:value="0.00020947" calcext:value-type="float">
            <text:p>2,09E-004</text:p>
          </table:table-cell>
          <table:table-cell office:value-type="float" office:value="137.489855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0.038" calcext:value-type="float">
            <text:p>3,80E-002</text:p>
          </table:table-cell>
          <table:table-cell office:value-type="float" office:value="0.0304" calcext:value-type="float">
            <text:p>3,04E-002</text:p>
          </table:table-cell>
          <table:table-cell office:value-type="float" office:value="0.00022141" calcext:value-type="float">
            <text:p>2,21E-004</text:p>
          </table:table-cell>
          <table:table-cell office:value-type="float" office:value="137.301838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0.04" calcext:value-type="float">
            <text:p>4,00E-002</text:p>
          </table:table-cell>
          <table:table-cell office:value-type="float" office:value="0.0324" calcext:value-type="float">
            <text:p>3,24E-002</text:p>
          </table:table-cell>
          <table:table-cell office:value-type="float" office:value="0.00023273" calcext:value-type="float">
            <text:p>2,33E-004</text:p>
          </table:table-cell>
          <table:table-cell office:value-type="float" office:value="139.217119" calcext:value-type="float">
            <text:p>1,39E+002</text:p>
          </table:table-cell>
          <table:table-cell table:number-columns-repeated="2"/>
        </table:table-row>
        <table:table-row table:style-name="ro2">
          <table:table-cell office:value-type="float" office:value="0.042" calcext:value-type="float">
            <text:p>4,20E-002</text:p>
          </table:table-cell>
          <table:table-cell office:value-type="float" office:value="0.0344" calcext:value-type="float">
            <text:p>3,44E-002</text:p>
          </table:table-cell>
          <table:table-cell office:value-type="float" office:value="0.00024475" calcext:value-type="float">
            <text:p>2,45E-004</text:p>
          </table:table-cell>
          <table:table-cell office:value-type="float" office:value="140.551583" calcext:value-type="float">
            <text:p>1,41E+002</text:p>
          </table:table-cell>
          <table:table-cell table:number-columns-repeated="2"/>
        </table:table-row>
        <table:table-row table:style-name="ro2">
          <table:table-cell office:value-type="float" office:value="0.044" calcext:value-type="float">
            <text:p>4,40E-002</text:p>
          </table:table-cell>
          <table:table-cell office:value-type="float" office:value="0.036" calcext:value-type="float">
            <text:p>3,60E-002</text:p>
          </table:table-cell>
          <table:table-cell office:value-type="float" office:value="0.0002564" calcext:value-type="float">
            <text:p>2,56E-004</text:p>
          </table:table-cell>
          <table:table-cell office:value-type="float" office:value="140.405616" calcext:value-type="float">
            <text:p>1,40E+002</text:p>
          </table:table-cell>
          <table:table-cell table:number-columns-repeated="2"/>
        </table:table-row>
        <table:table-row table:style-name="ro2">
          <table:table-cell office:value-type="float" office:value="0.046" calcext:value-type="float">
            <text:p>4,60E-002</text:p>
          </table:table-cell>
          <table:table-cell office:value-type="float" office:value="0.0372" calcext:value-type="float">
            <text:p>3,72E-002</text:p>
          </table:table-cell>
          <table:table-cell office:value-type="float" office:value="0.00026843" calcext:value-type="float">
            <text:p>2,68E-004</text:p>
          </table:table-cell>
          <table:table-cell office:value-type="float" office:value="138.583616" calcext:value-type="float">
            <text:p>1,39E+002</text:p>
          </table:table-cell>
          <table:table-cell table:number-columns-repeated="2"/>
        </table:table-row>
        <table:table-row table:style-name="ro2">
          <table:table-cell office:value-type="float" office:value="0.048" calcext:value-type="float">
            <text:p>4,80E-002</text:p>
          </table:table-cell>
          <table:table-cell office:value-type="float" office:value="0.0396" calcext:value-type="float">
            <text:p>3,96E-002</text:p>
          </table:table-cell>
          <table:table-cell office:value-type="float" office:value="0.00027968" calcext:value-type="float">
            <text:p>2,80E-004</text:p>
          </table:table-cell>
          <table:table-cell office:value-type="float" office:value="141.590389" calcext:value-type="float">
            <text:p>1,42E+002</text:p>
          </table:table-cell>
          <table:table-cell table:number-columns-repeated="2"/>
        </table:table-row>
        <table:table-row table:style-name="ro2">
          <table:table-cell office:value-type="float" office:value="0.05" calcext:value-type="float">
            <text:p>5,00E-002</text:p>
          </table:table-cell>
          <table:table-cell office:value-type="float" office:value="0.04" calcext:value-type="float">
            <text:p>4,00E-002</text:p>
          </table:table-cell>
          <table:table-cell office:value-type="float" office:value="0.00029164" calcext:value-type="float">
            <text:p>2,92E-004</text:p>
          </table:table-cell>
          <table:table-cell office:value-type="float" office:value="137.155397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0.052" calcext:value-type="float">
            <text:p>5,20E-002</text:p>
          </table:table-cell>
          <table:table-cell office:value-type="float" office:value="0.0424" calcext:value-type="float">
            <text:p>4,24E-002</text:p>
          </table:table-cell>
          <table:table-cell office:value-type="float" office:value="0.00030302" calcext:value-type="float">
            <text:p>3,03E-004</text:p>
          </table:table-cell>
          <table:table-cell office:value-type="float" office:value="139.924757" calcext:value-type="float">
            <text:p>1,40E+002</text:p>
          </table:table-cell>
          <table:table-cell table:number-columns-repeated="2"/>
        </table:table-row>
        <table:table-row table:style-name="ro2">
          <table:table-cell office:value-type="float" office:value="0.054" calcext:value-type="float">
            <text:p>5,40E-002</text:p>
          </table:table-cell>
          <table:table-cell office:value-type="float" office:value="0.0436" calcext:value-type="float">
            <text:p>4,36E-002</text:p>
          </table:table-cell>
          <table:table-cell office:value-type="float" office:value="0.00031526" calcext:value-type="float">
            <text:p>3,15E-004</text:p>
          </table:table-cell>
          <table:table-cell office:value-type="float" office:value="138.298547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56" calcext:value-type="float">
            <text:p>5,60E-002</text:p>
          </table:table-cell>
          <table:table-cell office:value-type="float" office:value="0.0456" calcext:value-type="float">
            <text:p>4,56E-002</text:p>
          </table:table-cell>
          <table:table-cell office:value-type="float" office:value="0.00032682" calcext:value-type="float">
            <text:p>3,27E-004</text:p>
          </table:table-cell>
          <table:table-cell office:value-type="float" office:value="139.526345" calcext:value-type="float">
            <text:p>1,40E+002</text:p>
          </table:table-cell>
          <table:table-cell table:number-columns-repeated="2"/>
        </table:table-row>
        <table:table-row table:style-name="ro2">
          <table:table-cell office:value-type="float" office:value="0.058" calcext:value-type="float">
            <text:p>5,80E-002</text:p>
          </table:table-cell>
          <table:table-cell office:value-type="float" office:value="0.0472" calcext:value-type="float">
            <text:p>4,72E-002</text:p>
          </table:table-cell>
          <table:table-cell office:value-type="float" office:value="0.00033845" calcext:value-type="float">
            <text:p>3,38E-004</text:p>
          </table:table-cell>
          <table:table-cell office:value-type="float" office:value="139.4593" calcext:value-type="float">
            <text:p>1,39E+002</text:p>
          </table:table-cell>
          <table:table-cell table:number-columns-repeated="2"/>
        </table:table-row>
        <table:table-row table:style-name="ro2">
          <table:table-cell office:value-type="float" office:value="0.06" calcext:value-type="float">
            <text:p>6,00E-002</text:p>
          </table:table-cell>
          <table:table-cell office:value-type="float" office:value="0.0488" calcext:value-type="float">
            <text:p>4,88E-002</text:p>
          </table:table-cell>
          <table:table-cell office:value-type="float" office:value="0.0003502" calcext:value-type="float">
            <text:p>3,50E-004</text:p>
          </table:table-cell>
          <table:table-cell office:value-type="float" office:value="139.348943" calcext:value-type="float">
            <text:p>1,39E+002</text:p>
          </table:table-cell>
          <table:table-cell table:number-columns-repeated="2"/>
        </table:table-row>
        <table:table-row table:style-name="ro2">
          <table:table-cell office:value-type="float" office:value="0.062" calcext:value-type="float">
            <text:p>6,20E-002</text:p>
          </table:table-cell>
          <table:table-cell office:value-type="float" office:value="0.0496" calcext:value-type="float">
            <text:p>4,96E-002</text:p>
          </table:table-cell>
          <table:table-cell office:value-type="float" office:value="0.00036162" calcext:value-type="float">
            <text:p>3,62E-004</text:p>
          </table:table-cell>
          <table:table-cell office:value-type="float" office:value="137.160555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0.064" calcext:value-type="float">
            <text:p>6,40E-002</text:p>
          </table:table-cell>
          <table:table-cell office:value-type="float" office:value="0.0516" calcext:value-type="float">
            <text:p>5,16E-002</text:p>
          </table:table-cell>
          <table:table-cell office:value-type="float" office:value="0.00037391" calcext:value-type="float">
            <text:p>3,74E-004</text:p>
          </table:table-cell>
          <table:table-cell office:value-type="float" office:value="138.001123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66" calcext:value-type="float">
            <text:p>6,60E-002</text:p>
          </table:table-cell>
          <table:table-cell office:value-type="float" office:value="0.0532" calcext:value-type="float">
            <text:p>5,32E-002</text:p>
          </table:table-cell>
          <table:table-cell office:value-type="float" office:value="0.00038516" calcext:value-type="float">
            <text:p>3,85E-004</text:p>
          </table:table-cell>
          <table:table-cell office:value-type="float" office:value="138.124416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68" calcext:value-type="float">
            <text:p>6,80E-002</text:p>
          </table:table-cell>
          <table:table-cell office:value-type="float" office:value="0.0548" calcext:value-type="float">
            <text:p>5,48E-002</text:p>
          </table:table-cell>
          <table:table-cell office:value-type="float" office:value="0.00039718" calcext:value-type="float">
            <text:p>3,97E-004</text:p>
          </table:table-cell>
          <table:table-cell office:value-type="float" office:value="137.972708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7" calcext:value-type="float">
            <text:p>7,00E-002</text:p>
          </table:table-cell>
          <table:table-cell office:value-type="float" office:value="0.0568" calcext:value-type="float">
            <text:p>5,68E-002</text:p>
          </table:table-cell>
          <table:table-cell office:value-type="float" office:value="0.00040842" calcext:value-type="float">
            <text:p>4,08E-004</text:p>
          </table:table-cell>
          <table:table-cell office:value-type="float" office:value="139.072523" calcext:value-type="float">
            <text:p>1,39E+002</text:p>
          </table:table-cell>
          <table:table-cell table:number-columns-repeated="2"/>
        </table:table-row>
        <table:table-row table:style-name="ro2">
          <table:table-cell office:value-type="float" office:value="0.072" calcext:value-type="float">
            <text:p>7,20E-002</text:p>
          </table:table-cell>
          <table:table-cell office:value-type="float" office:value="0.0576" calcext:value-type="float">
            <text:p>5,76E-002</text:p>
          </table:table-cell>
          <table:table-cell office:value-type="float" office:value="0.00042099" calcext:value-type="float">
            <text:p>4,21E-004</text:p>
          </table:table-cell>
          <table:table-cell office:value-type="float" office:value="136.820352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0.074" calcext:value-type="float">
            <text:p>7,40E-002</text:p>
          </table:table-cell>
          <table:table-cell office:value-type="float" office:value="0.0604" calcext:value-type="float">
            <text:p>6,04E-002</text:p>
          </table:table-cell>
          <table:table-cell office:value-type="float" office:value="0.00043213" calcext:value-type="float">
            <text:p>4,32E-004</text:p>
          </table:table-cell>
          <table:table-cell office:value-type="float" office:value="139.772754" calcext:value-type="float">
            <text:p>1,40E+002</text:p>
          </table:table-cell>
          <table:table-cell table:number-columns-repeated="2"/>
        </table:table-row>
        <table:table-row table:style-name="ro2">
          <table:table-cell office:value-type="float" office:value="0.076" calcext:value-type="float">
            <text:p>7,60E-002</text:p>
          </table:table-cell>
          <table:table-cell office:value-type="float" office:value="0.0608" calcext:value-type="float">
            <text:p>6,08E-002</text:p>
          </table:table-cell>
          <table:table-cell office:value-type="float" office:value="0.00044415" calcext:value-type="float">
            <text:p>4,44E-004</text:p>
          </table:table-cell>
          <table:table-cell office:value-type="float" office:value="136.89069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0.078" calcext:value-type="float">
            <text:p>7,80E-002</text:p>
          </table:table-cell>
          <table:table-cell office:value-type="float" office:value="0.0628" calcext:value-type="float">
            <text:p>6,28E-002</text:p>
          </table:table-cell>
          <table:table-cell office:value-type="float" office:value="0.00045546" calcext:value-type="float">
            <text:p>4,55E-004</text:p>
          </table:table-cell>
          <table:table-cell office:value-type="float" office:value="137.88258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8" calcext:value-type="float">
            <text:p>8,00E-002</text:p>
          </table:table-cell>
          <table:table-cell office:value-type="float" office:value="0.0648" calcext:value-type="float">
            <text:p>6,48E-002</text:p>
          </table:table-cell>
          <table:table-cell office:value-type="float" office:value="0.00046724" calcext:value-type="float">
            <text:p>4,67E-004</text:p>
          </table:table-cell>
          <table:table-cell office:value-type="float" office:value="138.686756" calcext:value-type="float">
            <text:p>1,39E+002</text:p>
          </table:table-cell>
          <table:table-cell table:number-columns-repeated="2"/>
        </table:table-row>
        <table:table-row table:style-name="ro2">
          <table:table-cell office:value-type="float" office:value="0.082" calcext:value-type="float">
            <text:p>8,20E-002</text:p>
          </table:table-cell>
          <table:table-cell office:value-type="float" office:value="0.066" calcext:value-type="float">
            <text:p>6,60E-002</text:p>
          </table:table-cell>
          <table:table-cell office:value-type="float" office:value="0.00047935" calcext:value-type="float">
            <text:p>4,79E-004</text:p>
          </table:table-cell>
          <table:table-cell office:value-type="float" office:value="137.68645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84" calcext:value-type="float">
            <text:p>8,40E-002</text:p>
          </table:table-cell>
          <table:table-cell office:value-type="float" office:value="0.0676" calcext:value-type="float">
            <text:p>6,76E-002</text:p>
          </table:table-cell>
          <table:table-cell office:value-type="float" office:value="0.00049081" calcext:value-type="float">
            <text:p>4,91E-004</text:p>
          </table:table-cell>
          <table:table-cell office:value-type="float" office:value="137.731505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86" calcext:value-type="float">
            <text:p>8,60E-002</text:p>
          </table:table-cell>
          <table:table-cell office:value-type="float" office:value="0.0692" calcext:value-type="float">
            <text:p>6,92E-002</text:p>
          </table:table-cell>
          <table:table-cell office:value-type="float" office:value="0.0005026" calcext:value-type="float">
            <text:p>5,03E-004</text:p>
          </table:table-cell>
          <table:table-cell office:value-type="float" office:value="137.684043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88" calcext:value-type="float">
            <text:p>8,80E-002</text:p>
          </table:table-cell>
          <table:table-cell office:value-type="float" office:value="0.0708" calcext:value-type="float">
            <text:p>7,08E-002</text:p>
          </table:table-cell>
          <table:table-cell office:value-type="float" office:value="0.000514" calcext:value-type="float">
            <text:p>5,14E-004</text:p>
          </table:table-cell>
          <table:table-cell office:value-type="float" office:value="137.743191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9" calcext:value-type="float">
            <text:p>9,00E-002</text:p>
          </table:table-cell>
          <table:table-cell office:value-type="float" office:value="0.0724" calcext:value-type="float">
            <text:p>7,24E-002</text:p>
          </table:table-cell>
          <table:table-cell office:value-type="float" office:value="0.00052601" calcext:value-type="float">
            <text:p>5,26E-004</text:p>
          </table:table-cell>
          <table:table-cell office:value-type="float" office:value="137.639969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92" calcext:value-type="float">
            <text:p>9,20E-002</text:p>
          </table:table-cell>
          <table:table-cell office:value-type="float" office:value="0.074" calcext:value-type="float">
            <text:p>7,40E-002</text:p>
          </table:table-cell>
          <table:table-cell office:value-type="float" office:value="0.00053762" calcext:value-type="float">
            <text:p>5,38E-004</text:p>
          </table:table-cell>
          <table:table-cell office:value-type="float" office:value="137.643689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94" calcext:value-type="float">
            <text:p>9,40E-002</text:p>
          </table:table-cell>
          <table:table-cell office:value-type="float" office:value="0.0752" calcext:value-type="float">
            <text:p>7,52E-002</text:p>
          </table:table-cell>
          <table:table-cell office:value-type="float" office:value="0.00054969" calcext:value-type="float">
            <text:p>5,50E-004</text:p>
          </table:table-cell>
          <table:table-cell office:value-type="float" office:value="136.804381" calcext:value-type="float">
            <text:p>1,37E+002</text:p>
          </table:table-cell>
          <table:table-cell table:number-columns-repeated="2"/>
        </table:table-row>
        <table:table-row table:style-name="ro2">
          <table:table-cell office:value-type="float" office:value="0.096" calcext:value-type="float">
            <text:p>9,60E-002</text:p>
          </table:table-cell>
          <table:table-cell office:value-type="float" office:value="0.0772" calcext:value-type="float">
            <text:p>7,72E-002</text:p>
          </table:table-cell>
          <table:table-cell office:value-type="float" office:value="0.00056083" calcext:value-type="float">
            <text:p>5,61E-004</text:p>
          </table:table-cell>
          <table:table-cell office:value-type="float" office:value="137.653121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098" calcext:value-type="float">
            <text:p>9,80E-002</text:p>
          </table:table-cell>
          <table:table-cell office:value-type="float" office:value="0.0788" calcext:value-type="float">
            <text:p>7,88E-002</text:p>
          </table:table-cell>
          <table:table-cell office:value-type="float" office:value="0.00057305" calcext:value-type="float">
            <text:p>5,73E-004</text:p>
          </table:table-cell>
          <table:table-cell office:value-type="float" office:value="137.509816" calcext:value-type="float">
            <text:p>1,38E+002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1,00E-001</text:p>
          </table:table-cell>
          <table:table-cell office:value-type="float" office:value="0.0808" calcext:value-type="float">
            <text:p>8,08E-002</text:p>
          </table:table-cell>
          <table:table-cell office:value-type="float" office:value="0.00058412" calcext:value-type="float">
            <text:p>5,84E-004</text:p>
          </table:table-cell>
          <table:table-cell office:value-type="float" office:value="138.327741" calcext:value-type="float">
            <text:p>1,38E+002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TEST RESULTS: <text:s/>RES4P <text:s/>07/01/2015 <text:s/>16:01:2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5:44:42.245036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15:53:03.313734455</dc:date>
    <dc:creator>Nicolas Paillet</dc:creator>
    <meta:editing-duration>PT34M21S</meta:editing-duration>
    <meta:editing-cycles>3</meta:editing-cycles>
    <meta:generator>LibreOffice/4.3.7.2$Linux_X86_64 LibreOffice_project/430m0$Build-2</meta:generator>
    <meta:document-statistic meta:table-count="1" meta:cell-count="4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1_1.B111:1_1.C1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1_1.B111:1_1.C1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7cm" svg:height="10.402cm" xlink:href=".." xlink:type="simple" chart:class="chart:scatter" chart:column-mapping="1 0" chart:style-name="ch1">
        <chart:legend chart:legend-position="end" svg:x="17.971cm" svg:y="4.653cm" style:legend-expansion="high" chart:style-name="ch2"/>
        <chart:plot-area chart:style-name="ch3" table:cell-range-address="1_1.B45:1_1.C145" svg:x="0.44cm" svg:y="0.208cm" svg:width="15.499cm" svg:height="9.984cm">
          <chartooo:coordinate-region svg:x="1.274cm" svg:y="0.407cm" svg:width="13.883cm" svg:height="9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_1.B45:1_1.B145" chart:class="chart:scatter">
            <chart:domain table:cell-range-address="1_1.C45:1_1.C145"/>
            <chart:regression-curve chart:style-name="ch7">
              <chart:equation chart:display-equation="true" chart:display-r-square="true" svg:x="15.4cm" svg:y="2.451cm"/>
            </chart:regression-curve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58812">
                <text:p>-0.00058812</text:p>
                <draw:g>
                  <svg:desc>1_1.C45:1_1.C145</svg:desc>
                </draw:g>
              </table:table-cell>
              <table:table-cell office:value-type="float" office:value="-0.08">
                <text:p>-0.08</text:p>
                <draw:g>
                  <svg:desc>1_1.B45:1_1.B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57627">
                <text:p>-0.00057627</text:p>
              </table:table-cell>
              <table:table-cell office:value-type="float" office:value="-0.0784">
                <text:p>-0.0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56507">
                <text:p>-0.00056507</text:p>
              </table:table-cell>
              <table:table-cell office:value-type="float" office:value="-0.0772">
                <text:p>-0.0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55297">
                <text:p>-0.00055297</text:p>
              </table:table-cell>
              <table:table-cell office:value-type="float" office:value="-0.0744">
                <text:p>-0.0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54146">
                <text:p>-0.00054146</text:p>
              </table:table-cell>
              <table:table-cell office:value-type="float" office:value="-0.0736">
                <text:p>-0.0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5294">
                <text:p>-0.0005294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51809">
                <text:p>-0.00051809</text:p>
              </table:table-cell>
              <table:table-cell office:value-type="float" office:value="-0.0708">
                <text:p>-0.0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50618">
                <text:p>-0.00050618</text:p>
              </table:table-cell>
              <table:table-cell office:value-type="float" office:value="-0.0692">
                <text:p>-0.0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49483">
                <text:p>-0.00049483</text:p>
              </table:table-cell>
              <table:table-cell office:value-type="float" office:value="-0.0672">
                <text:p>-0.0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48236">
                <text:p>-0.00048236</text:p>
              </table:table-cell>
              <table:table-cell office:value-type="float" office:value="-0.0656">
                <text:p>-0.0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47095">
                <text:p>-0.00047095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45909">
                <text:p>-0.00045909</text:p>
              </table:table-cell>
              <table:table-cell office:value-type="float" office:value="-0.0628">
                <text:p>-0.0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44756">
                <text:p>-0.00044756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43589">
                <text:p>-0.00043589</text:p>
              </table:table-cell>
              <table:table-cell office:value-type="float" office:value="-0.0592">
                <text:p>-0.0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42378">
                <text:p>-0.00042378</text:p>
              </table:table-cell>
              <table:table-cell office:value-type="float" office:value="-0.0576">
                <text:p>-0.0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41229">
                <text:p>-0.00041229</text:p>
              </table:table-cell>
              <table:table-cell office:value-type="float" office:value="-0.0564">
                <text:p>-0.0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40035">
                <text:p>-0.00040035</text:p>
              </table:table-cell>
              <table:table-cell office:value-type="float" office:value="-0.0548">
                <text:p>-0.0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38912">
                <text:p>-0.00038912</text:p>
              </table:table-cell>
              <table:table-cell office:value-type="float" office:value="-0.0528">
                <text:p>-0.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37701">
                <text:p>-0.00037701</text:p>
              </table:table-cell>
              <table:table-cell office:value-type="float" office:value="-0.0512">
                <text:p>-0.0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36535">
                <text:p>-0.00036535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35328">
                <text:p>-0.00035328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34212">
                <text:p>-0.00034212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33011">
                <text:p>-0.00033011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31876">
                <text:p>-0.00031876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30645">
                <text:p>-0.00030645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2949">
                <text:p>-0.0002949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28326">
                <text:p>-0.00028326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27148">
                <text:p>-0.00027148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26009">
                <text:p>-0.00026009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2477">
                <text:p>-0.0002477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23643">
                <text:p>-0.00023643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22433">
                <text:p>-0.00022433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21315">
                <text:p>-0.00021315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20102">
                <text:p>-0.00020102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18942">
                <text:p>-0.00018942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17741">
                <text:p>-0.00017741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16594">
                <text:p>-0.00016594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15423">
                <text:p>-0.00015423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14256">
                <text:p>-0.00014256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1306">
                <text:p>-0.0001306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11877">
                <text:p>-0.00011877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10738">
                <text:p>-0.00010738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95899">
                <text:p>-0.000095899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84045">
                <text:p>-0.000084045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71952">
                <text:p>-0.000071952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60466">
                <text:p>-0.000060466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48517">
                <text:p>-0.000048517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37226">
                <text:p>-0.000037226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25175">
                <text:p>-0.000025175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13464">
                <text:p>-0.000013464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16212">
                <text:p>-0.000001621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101174">
                <text:p>0.000010117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22469">
                <text:p>0.00002246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33628">
                <text:p>0.000033628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45495">
                <text:p>0.000045495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57123">
                <text:p>0.000057123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687">
                <text:p>0.0000687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80969">
                <text:p>0.000080969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92317">
                <text:p>0.000092317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04253">
                <text:p>0.000104253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1587">
                <text:p>0.00011587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2712">
                <text:p>0.00012712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394">
                <text:p>0.00013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5105">
                <text:p>0.00015105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6255">
                <text:p>0.00016255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7435">
                <text:p>0.00017435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8587">
                <text:p>0.0001858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982">
                <text:p>0.000198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0947">
                <text:p>0.00020947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2141">
                <text:p>0.00022141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3273">
                <text:p>0.00023273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4475">
                <text:p>0.00024475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564">
                <text:p>0.000256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6843">
                <text:p>0.00026843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7968">
                <text:p>0.00027968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9164">
                <text:p>0.000291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0302">
                <text:p>0.00030302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1526">
                <text:p>0.00031526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2682">
                <text:p>0.00032682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3845">
                <text:p>0.00033845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502">
                <text:p>0.0003502</text:p>
              </table:table-cell>
              <table:table-cell office:value-type="float" office:value="0.0488">
                <text:p>0.04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6162">
                <text:p>0.00036162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7391">
                <text:p>0.00037391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8516">
                <text:p>0.00038516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9718">
                <text:p>0.00039718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40842">
                <text:p>0.00040842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42099">
                <text:p>0.00042099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43213">
                <text:p>0.00043213</text:p>
              </table:table-cell>
              <table:table-cell office:value-type="float" office:value="0.0604">
                <text:p>0.06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44415">
                <text:p>0.00044415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45546">
                <text:p>0.00045546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46724">
                <text:p>0.00046724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47935">
                <text:p>0.0004793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49081">
                <text:p>0.00049081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5026">
                <text:p>0.0005026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514">
                <text:p>0.000514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52601">
                <text:p>0.00052601</text:p>
              </table:table-cell>
              <table:table-cell office:value-type="float" office:value="0.0724">
                <text:p>0.07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53762">
                <text:p>0.0005376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54969">
                <text:p>0.00054969</text:p>
              </table:table-cell>
              <table:table-cell office:value-type="float" office:value="0.0752">
                <text:p>0.07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56083">
                <text:p>0.00056083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57305">
                <text:p>0.00057305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58412">
                <text:p>0.00058412</text:p>
              </table:table-cell>
              <table:table-cell office:value-type="float" office:value="0.0808">
                <text:p>0.0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